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Yu Gothic1" svg:font-family="'Yu Gothic'" style:font-family-generic="modern"/>
    <style:font-face style:name="Yu Gothic" svg:font-family="'Yu Gothi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2.09pt"/>
    </style:style>
    <style:style style:name="co2" style:family="table-column">
      <style:table-column-properties fo:break-before="auto" style:column-width="60.66pt"/>
    </style:style>
    <style:style style:name="co3" style:family="table-column">
      <style:table-column-properties fo:break-before="auto" style:column-width="59.75pt"/>
    </style:style>
    <style:style style:name="ro1" style:family="table-row">
      <style:table-row-properties style:row-height="18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Yu Gothic1" fo:font-size="11pt" fo:font-style="normal" fo:text-shadow="none" style:text-underline-style="none" fo:font-weight="bold" style:font-size-asian="11pt" style:font-style-asian="normal" style:font-weight-asian="bold" style:font-name-complex="Yu Gothic1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Yu Gothic1" fo:font-size="11pt" fo:font-style="normal" fo:text-shadow="none" style:text-underline-style="none" fo:font-weight="bold" style:font-size-asian="11pt" style:font-style-asian="normal" style:font-weight-asian="bold" style:font-name-complex="Yu Gothic1" style:font-size-complex="11pt" style:font-style-complex="normal" style:font-weight-complex="bold"/>
    </style:style>
    <style:style style:name="ce10" style:family="table-cell" style:parent-style-name="Default">
      <style:text-properties fo:color="#ed1c24"/>
    </style:style>
    <style:style style:name="ce8" style:family="table-cell" style:parent-style-name="Default">
      <style:text-properties fo:color="#579835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ed1c24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579835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Yu Gothic1" fo:font-size="11pt" fo:font-style="normal" fo:text-shadow="none" style:text-underline-style="none" fo:font-weight="bold" style:font-size-asian="11pt" style:font-style-asian="normal" style:font-weight-asian="bold" style:font-name-complex="Yu Gothic1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ed1c24"/>
    </style:style>
    <style:style style:name="ce1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579835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2" table:default-cell-style-name="ce5"/>
        <table:table-column table:style-name="co3" table:default-cell-style-name="Default"/>
        <table:table-column table:style-name="co2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Instruction name</text:p>
          </table:table-cell>
          <table:table-cell table:style-name="ce1" office:value-type="string" calcext:value-type="string">
            <text:p>Bytes</text:p>
          </table:table-cell>
          <table:table-cell table:style-name="ce4" office:value-type="string" calcext:value-type="string">
            <text:p>Opcode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 calcext:value-type="string">
            <text:p>add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00a0</text:p>
          </table:table-cell>
          <table:table-cell table:style-name="ce2" table:number-columns-repeated="1021"/>
        </table:table-row>
        <table:table-row table:style-name="ro1">
          <table:table-cell table:style-name="ce10" office:value-type="string" calcext:value-type="string">
            <text:p>add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80a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i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float" office:value="4000" calcext:value-type="float">
            <text:p>4000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and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00c0</text:p>
          </table:table-cell>
          <table:table-cell table:style-name="ce2" table:number-columns-repeated="1021"/>
        </table:table-row>
        <table:table-row table:style-name="ro2">
          <table:table-cell table:style-name="ce10" office:value-type="string" calcext:value-type="string">
            <text:p>and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80c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c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7c00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bc24 (BC 24-bit disp)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string" calcext:value-type="string">
            <text:p>fc00</text:p>
          </table:table-cell>
          <table:table-cell table:style-name="ce2" table:number-columns-repeated="1021"/>
        </table:table-row>
        <table:table-row table:style-name="ro1">
          <table:table-cell table:style-name="ce10" office:value-type="string" calcext:value-type="string">
            <text:p>beq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000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beqz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080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bgez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0b0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bgtz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0d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l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string" calcext:value-type="string">
            <text:p>7e0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l24 (BL 24-bit disp)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string" calcext:value-type="string">
            <text:p>fe0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lez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string" calcext:value-type="string">
            <text:p>b0c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ltz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string" calcext:value-type="string">
            <text:p>b0a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nc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7d00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bnc24 (BNC 24-bit disp)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string" calcext:value-type="string">
            <text:p>fd00</text:p>
          </table:table-cell>
          <table:table-cell table:style-name="ce2" table:number-columns-repeated="1021"/>
        </table:table-row>
        <table:table-row table:style-name="ro1">
          <table:table-cell table:style-name="ce8" office:value-type="string" calcext:value-type="string">
            <text:p>bne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string" calcext:value-type="string">
            <text:p>b01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nez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string" calcext:value-type="string">
            <text:p>b09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ra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7f00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bra24 (BRA 24-bit disp)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string" calcext:value-type="string">
            <text:p>ff00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cmp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0040</text:p>
          </table:table-cell>
          <table:table-cell table:style-name="ce2" table:number-columns-repeated="1021"/>
        </table:table-row>
        <table:table-row table:style-name="ro1">
          <table:table-cell table:style-name="ce8" office:value-type="string" calcext:value-type="string">
            <text:p>cmpi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string" calcext:value-type="string">
            <text:p>804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mpu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string" calcext:value-type="string">
            <text:p>005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mpui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string" calcext:value-type="string">
            <text:p>805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iv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string" calcext:value-type="string">
            <text:p>900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ivu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string" calcext:value-type="string">
            <text:p>90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l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1ec0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jmp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1fc0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ld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20c0</text:p>
          </table:table-cell>
          <table:table-cell table:style-name="ce2" table:number-columns-repeated="1021"/>
        </table:table-row>
        <table:table-row table:style-name="ro1">
          <table:table-cell table:style-name="ce8" office:value-type="string" calcext:value-type="string">
            <text:p>ldpi (LD post inc)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string" calcext:value-type="string">
            <text:p>20e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dr (LD reg rel)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string" calcext:value-type="string">
            <text:p>a0c0</text:p>
          </table:table-cell>
          <table:table-cell table:style-name="ce2" table:number-columns-repeated="1021"/>
        </table:table-row>
        <table:table-row table:style-name="ro1">
          <table:table-cell table:style-name="ce8" office:value-type="string" calcext:value-type="string">
            <text:p>ld24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string" calcext:value-type="string">
            <text:p>e00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db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string" calcext:value-type="string">
            <text:p>208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dbr (LDB reg rel)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string" calcext:value-type="string">
            <text:p>a08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dh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string" calcext:value-type="string">
            <text:p>20a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dhr (LDH reg rel)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string" calcext:value-type="string">
            <text:p>a0a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di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6000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ldi16 (LDI 16-bit imm)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string" calcext:value-type="string">
            <text:p>90f0</text:p>
          </table:table-cell>
          <table:table-cell table:style-name="ce2" table:number-columns-repeated="1021"/>
        </table:table-row>
        <table:table-row table:style-name="ro1">
          <table:table-cell table:style-name="ce8" office:value-type="string" calcext:value-type="string">
            <text:p>ldub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string" calcext:value-type="string">
            <text:p>209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dubr (LDUB reg rel)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string" calcext:value-type="string">
            <text:p>a09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duh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string" calcext:value-type="string">
            <text:p>20b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duhr (LDUH reg rel)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string" calcext:value-type="string">
            <text:p>a0b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l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1060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mv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1080</text:p>
          </table:table-cell>
          <table:table-cell table:style-name="ce2" table:number-columns-repeated="1021"/>
        </table:table-row>
        <table:table-row table:style-name="ro2">
          <table:table-cell table:style-name="ce8" office:value-type="string" calcext:value-type="string">
            <text:p>neg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string" calcext:value-type="string">
            <text:p>003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p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7000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not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00b0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or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00e0</text:p>
          </table:table-cell>
          <table:table-cell table:style-name="ce2" table:number-columns-repeated="1021"/>
        </table:table-row>
        <table:table-row table:style-name="ro2">
          <table:table-cell table:style-name="ce8" office:value-type="string" calcext:value-type="string">
            <text:p>or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string" calcext:value-type="string">
            <text:p>80e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em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string" calcext:value-type="string">
            <text:p>902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emu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string" calcext:value-type="string">
            <text:p>903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eth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string" calcext:value-type="string">
            <text:p>d0c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ll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string" calcext:value-type="string">
            <text:p>104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ll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string" calcext:value-type="string">
            <text:p>90c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lli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string" calcext:value-type="string">
            <text:p>502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ra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string" calcext:value-type="string">
            <text:p>102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ra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string" calcext:value-type="string">
            <text:p>90a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rai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string" calcext:value-type="string">
            <text:p>501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rl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string" calcext:value-type="string">
            <text:p>100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rl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string" calcext:value-type="string">
            <text:p>908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rli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string" calcext:value-type="string">
            <text:p>30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2040</text:p>
          </table:table-cell>
          <table:table-cell table:style-name="ce2" table:number-columns-repeated="1021"/>
        </table:table-row>
        <table:table-row table:style-name="ro1">
          <table:table-cell table:style-name="ce8" office:value-type="string" calcext:value-type="string">
            <text:p>stpi (ST pre inc)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string" calcext:value-type="string">
            <text:p>206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tpd (ST pre dec)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string" calcext:value-type="string">
            <text:p>207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 (ST reg rel)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string" calcext:value-type="string">
            <text:p>a040</text:p>
          </table:table-cell>
          <table:table-cell table:style-name="ce2" table:number-columns-repeated="1021"/>
        </table:table-row>
        <table:table-row table:style-name="ro1">
          <table:table-cell table:style-name="ce8" office:value-type="string" calcext:value-type="string">
            <text:p>stb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string" calcext:value-type="string">
            <text:p>200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tbr (STB reg rel)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string" calcext:value-type="string">
            <text:p>a00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th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string" calcext:value-type="string">
            <text:p>202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thr (STH reg rel)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string" calcext:value-type="string">
            <text:p>a02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0020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xor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00d0</text:p>
          </table:table-cell>
          <table:table-cell table:style-name="ce2" table:number-columns-repeated="1021"/>
        </table:table-row>
        <table:table-row table:style-name="ro1">
          <table:table-cell table:style-name="ce8" office:value-type="string" calcext:value-type="string">
            <text:p>xor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string" calcext:value-type="string">
            <text:p>80d0</text:p>
          </table:table-cell>
          <table:table-cell table:number-columns-repeated="1021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Yu Gothic1" svg:font-family="'Yu Gothic'" style:font-family-generic="modern"/>
    <style:font-face style:name="Yu Gothic" svg:font-family="'Yu Gothi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Yu Gothic" fo:font-family="'Yu Gothic'" style:font-family-generic="swiss" fo:font-size="11pt" style:font-name-asian="Noto Sans CJK SC" style:font-family-asian="'Noto Sans CJK SC'" style:font-family-generic-asian="system" style:font-pitch-asian="variable" style:font-size-asian="11pt" style:font-name-complex="Yu Gothic" style:font-family-complex="'Yu Gothic'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/00/0000</text:date>, <text:time style:data-style-name="N2" text:time-value="17:03:29.4070280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清水徹</meta:initial-creator>
    <meta:creation-date>2015-06-05T18:19:34</meta:creation-date>
    <dc:date>2019-11-29T17:54:32.530500229</dc:date>
    <meta:generator>LibreOffice/6.0.7.3$Linux_X86_64 LibreOffice_project/00m0$Build-3</meta:generator>
    <meta:editing-duration>PT2H55M35S</meta:editing-duration>
    <meta:editing-cycles>8</meta:editing-cycles>
    <meta:document-statistic meta:table-count="1" meta:cell-count="22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